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888.58pt" svg:height="255.26pt" svg:x="3.12pt" svg:y="244.69pt">
            <draw:object draw:notify-on-update-of-ranges="'set-results'.A1:'set-results'.A1 'set-results'.A2:'set-results'.A19 'set-results'.B1:'set-results'.B1 'set-results'.B2:'set-results'.B19 'set-results'.A1:'set-results'.A1 'set-results'.A2:'set-results'.A19 'set-results'.C1:'set-results'.C1 'set-results'.C2:'set-results'.C19 'set-results'.A1:'set-results'.A1 'set-results'.A2:'set-results'.A19 'set-results'.D1:'set-results'.D1 'set-results'.D2:'set-results'.D19 'set-results'.A1:'set-results'.A1 'set-results'.A2:'set-results'.A19 'set-results'.E1:'set-results'.E1 'set-results'.E2:'set-results'.E19 'set-results'.A1:'set-results'.A1 'set-results'.A2:'set-results'.A19 'set-results'.F1:'set-results'.F1 'set-results'.F2:'set-results'.F19 'set-results'.A1:'set-results'.A1 'set-results'.A2:'set-results'.A19 'set-results'.G1:'set-results'.G1 'set-results'.G2:'set-results'.G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Michael hash-table with coarse locking lists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93" calcext:value-type="float">
            <text:p>24493</text:p>
          </table:table-cell>
          <table:table-cell office:value-type="float" office:value="24508" calcext:value-type="float">
            <text:p>24508</text:p>
          </table:table-cell>
          <table:table-cell office:value-type="float" office:value="24557" calcext:value-type="float">
            <text:p>24557</text:p>
          </table:table-cell>
          <table:table-cell office:value-type="float" office:value="24644" calcext:value-type="float">
            <text:p>24644</text:p>
          </table:table-cell>
          <table:table-cell office:value-type="float" office:value="24530" calcext:value-type="float">
            <text:p>24530</text:p>
          </table:table-cell>
          <table:table-cell office:value-type="float" office:value="24467" calcext:value-type="float">
            <text:p>24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066" calcext:value-type="float">
            <text:p>122066</text:p>
          </table:table-cell>
          <table:table-cell office:value-type="float" office:value="121951" calcext:value-type="float">
            <text:p>121951</text:p>
          </table:table-cell>
          <table:table-cell office:value-type="float" office:value="122112" calcext:value-type="float">
            <text:p>122112</text:p>
          </table:table-cell>
          <table:table-cell office:value-type="float" office:value="121850" calcext:value-type="float">
            <text:p>121850</text:p>
          </table:table-cell>
          <table:table-cell office:value-type="float" office:value="122072" calcext:value-type="float">
            <text:p>122072</text:p>
          </table:table-cell>
          <table:table-cell office:value-type="float" office:value="121957" calcext:value-type="float">
            <text:p>1219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410" calcext:value-type="float">
            <text:p>218410</text:p>
          </table:table-cell>
          <table:table-cell office:value-type="float" office:value="218562" calcext:value-type="float">
            <text:p>218562</text:p>
          </table:table-cell>
          <table:table-cell office:value-type="float" office:value="218820" calcext:value-type="float">
            <text:p>218820</text:p>
          </table:table-cell>
          <table:table-cell office:value-type="float" office:value="216806" calcext:value-type="float">
            <text:p>216806</text:p>
          </table:table-cell>
          <table:table-cell office:value-type="float" office:value="218348" calcext:value-type="float">
            <text:p>218348</text:p>
          </table:table-cell>
          <table:table-cell office:value-type="float" office:value="225314" calcext:value-type="float">
            <text:p>2253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2875" calcext:value-type="float">
            <text:p>322875</text:p>
          </table:table-cell>
          <table:table-cell office:value-type="float" office:value="346023" calcext:value-type="float">
            <text:p>346023</text:p>
          </table:table-cell>
          <table:table-cell office:value-type="float" office:value="339665" calcext:value-type="float">
            <text:p>339665</text:p>
          </table:table-cell>
          <table:table-cell office:value-type="float" office:value="332905" calcext:value-type="float">
            <text:p>332905</text:p>
          </table:table-cell>
          <table:table-cell office:value-type="float" office:value="336377" calcext:value-type="float">
            <text:p>336377</text:p>
          </table:table-cell>
          <table:table-cell office:value-type="float" office:value="329532" calcext:value-type="float">
            <text:p>329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8776" calcext:value-type="float">
            <text:p>458776</text:p>
          </table:table-cell>
          <table:table-cell office:value-type="float" office:value="434918" calcext:value-type="float">
            <text:p>434918</text:p>
          </table:table-cell>
          <table:table-cell office:value-type="float" office:value="438566" calcext:value-type="float">
            <text:p>438566</text:p>
          </table:table-cell>
          <table:table-cell office:value-type="float" office:value="425584" calcext:value-type="float">
            <text:p>425584</text:p>
          </table:table-cell>
          <table:table-cell office:value-type="float" office:value="448269" calcext:value-type="float">
            <text:p>448269</text:p>
          </table:table-cell>
          <table:table-cell office:value-type="float" office:value="437366" calcext:value-type="float">
            <text:p>4373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4968" calcext:value-type="float">
            <text:p>564968</text:p>
          </table:table-cell>
          <table:table-cell office:value-type="float" office:value="566544" calcext:value-type="float">
            <text:p>566544</text:p>
          </table:table-cell>
          <table:table-cell office:value-type="float" office:value="565725" calcext:value-type="float">
            <text:p>565725</text:p>
          </table:table-cell>
          <table:table-cell office:value-type="float" office:value="523855" calcext:value-type="float">
            <text:p>523855</text:p>
          </table:table-cell>
          <table:table-cell office:value-type="float" office:value="565505" calcext:value-type="float">
            <text:p>565505</text:p>
          </table:table-cell>
          <table:table-cell office:value-type="float" office:value="564879" calcext:value-type="float">
            <text:p>5648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8725" calcext:value-type="float">
            <text:p>698725</text:p>
          </table:table-cell>
          <table:table-cell office:value-type="float" office:value="700533" calcext:value-type="float">
            <text:p>700533</text:p>
          </table:table-cell>
          <table:table-cell office:value-type="float" office:value="695439" calcext:value-type="float">
            <text:p>695439</text:p>
          </table:table-cell>
          <table:table-cell office:value-type="float" office:value="632226" calcext:value-type="float">
            <text:p>632226</text:p>
          </table:table-cell>
          <table:table-cell office:value-type="float" office:value="698602" calcext:value-type="float">
            <text:p>698602</text:p>
          </table:table-cell>
          <table:table-cell office:value-type="float" office:value="691772" calcext:value-type="float">
            <text:p>6917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4200" calcext:value-type="float">
            <text:p>834200</text:p>
          </table:table-cell>
          <table:table-cell office:value-type="float" office:value="845168" calcext:value-type="float">
            <text:p>845168</text:p>
          </table:table-cell>
          <table:table-cell office:value-type="float" office:value="837627" calcext:value-type="float">
            <text:p>837627</text:p>
          </table:table-cell>
          <table:table-cell office:value-type="float" office:value="747079" calcext:value-type="float">
            <text:p>747079</text:p>
          </table:table-cell>
          <table:table-cell office:value-type="float" office:value="835174" calcext:value-type="float">
            <text:p>835174</text:p>
          </table:table-cell>
          <table:table-cell office:value-type="float" office:value="834585" calcext:value-type="float">
            <text:p>8345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2471" calcext:value-type="float">
            <text:p>972471</text:p>
          </table:table-cell>
          <table:table-cell office:value-type="float" office:value="977379" calcext:value-type="float">
            <text:p>977379</text:p>
          </table:table-cell>
          <table:table-cell office:value-type="float" office:value="976975" calcext:value-type="float">
            <text:p>976975</text:p>
          </table:table-cell>
          <table:table-cell office:value-type="float" office:value="854882" calcext:value-type="float">
            <text:p>854882</text:p>
          </table:table-cell>
          <table:table-cell office:value-type="float" office:value="974620" calcext:value-type="float">
            <text:p>974620</text:p>
          </table:table-cell>
          <table:table-cell office:value-type="float" office:value="980629" calcext:value-type="float">
            <text:p>9806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2710" calcext:value-type="float">
            <text:p>1462710</text:p>
          </table:table-cell>
          <table:table-cell office:value-type="float" office:value="1463420" calcext:value-type="float">
            <text:p>1463420</text:p>
          </table:table-cell>
          <table:table-cell office:value-type="float" office:value="1434720" calcext:value-type="float">
            <text:p>1434720</text:p>
          </table:table-cell>
          <table:table-cell office:value-type="float" office:value="1214550" calcext:value-type="float">
            <text:p>1214550</text:p>
          </table:table-cell>
          <table:table-cell office:value-type="float" office:value="1466750" calcext:value-type="float">
            <text:p>1466750</text:p>
          </table:table-cell>
          <table:table-cell office:value-type="float" office:value="1460580" calcext:value-type="float">
            <text:p>14605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8900" calcext:value-type="float">
            <text:p>1828900</text:p>
          </table:table-cell>
          <table:table-cell office:value-type="float" office:value="1831280" calcext:value-type="float">
            <text:p>1831280</text:p>
          </table:table-cell>
          <table:table-cell office:value-type="float" office:value="1759440" calcext:value-type="float">
            <text:p>1759440</text:p>
          </table:table-cell>
          <table:table-cell office:value-type="float" office:value="1465640" calcext:value-type="float">
            <text:p>1465640</text:p>
          </table:table-cell>
          <table:table-cell office:value-type="float" office:value="1840600" calcext:value-type="float">
            <text:p>1840600</text:p>
          </table:table-cell>
          <table:table-cell office:value-type="float" office:value="1825500" calcext:value-type="float">
            <text:p>18255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49230" calcext:value-type="float">
            <text:p>2149230</text:p>
          </table:table-cell>
          <table:table-cell office:value-type="float" office:value="2149800" calcext:value-type="float">
            <text:p>2149800</text:p>
          </table:table-cell>
          <table:table-cell office:value-type="float" office:value="2056340" calcext:value-type="float">
            <text:p>2056340</text:p>
          </table:table-cell>
          <table:table-cell office:value-type="float" office:value="1677660" calcext:value-type="float">
            <text:p>1677660</text:p>
          </table:table-cell>
          <table:table-cell office:value-type="float" office:value="2159920" calcext:value-type="float">
            <text:p>2159920</text:p>
          </table:table-cell>
          <table:table-cell office:value-type="float" office:value="2148370" calcext:value-type="float">
            <text:p>21483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46970" calcext:value-type="float">
            <text:p>2446970</text:p>
          </table:table-cell>
          <table:table-cell office:value-type="float" office:value="2448960" calcext:value-type="float">
            <text:p>2448960</text:p>
          </table:table-cell>
          <table:table-cell office:value-type="float" office:value="2320950" calcext:value-type="float">
            <text:p>2320950</text:p>
          </table:table-cell>
          <table:table-cell office:value-type="float" office:value="1863560" calcext:value-type="float">
            <text:p>1863560</text:p>
          </table:table-cell>
          <table:table-cell office:value-type="float" office:value="2455840" calcext:value-type="float">
            <text:p>2455840</text:p>
          </table:table-cell>
          <table:table-cell office:value-type="float" office:value="2437460" calcext:value-type="float">
            <text:p>24374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27860" calcext:value-type="float">
            <text:p>2727860</text:p>
          </table:table-cell>
          <table:table-cell office:value-type="float" office:value="2718850" calcext:value-type="float">
            <text:p>2718850</text:p>
          </table:table-cell>
          <table:table-cell office:value-type="float" office:value="2574490" calcext:value-type="float">
            <text:p>2574490</text:p>
          </table:table-cell>
          <table:table-cell office:value-type="float" office:value="2066950" calcext:value-type="float">
            <text:p>2066950</text:p>
          </table:table-cell>
          <table:table-cell office:value-type="float" office:value="2729460" calcext:value-type="float">
            <text:p>2729460</text:p>
          </table:table-cell>
          <table:table-cell office:value-type="float" office:value="2713190" calcext:value-type="float">
            <text:p>27131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86590" calcext:value-type="float">
            <text:p>2986590</text:p>
          </table:table-cell>
          <table:table-cell office:value-type="float" office:value="2981700" calcext:value-type="float">
            <text:p>2981700</text:p>
          </table:table-cell>
          <table:table-cell office:value-type="float" office:value="2828760" calcext:value-type="float">
            <text:p>2828760</text:p>
          </table:table-cell>
          <table:table-cell office:value-type="float" office:value="2277980" calcext:value-type="float">
            <text:p>2277980</text:p>
          </table:table-cell>
          <table:table-cell office:value-type="float" office:value="2984670" calcext:value-type="float">
            <text:p>2984670</text:p>
          </table:table-cell>
          <table:table-cell office:value-type="float" office:value="2969470" calcext:value-type="float">
            <text:p>29694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64760" calcext:value-type="float">
            <text:p>3464760</text:p>
          </table:table-cell>
          <table:table-cell office:value-type="float" office:value="3456180" calcext:value-type="float">
            <text:p>3456180</text:p>
          </table:table-cell>
          <table:table-cell office:value-type="float" office:value="3313640" calcext:value-type="float">
            <text:p>3313640</text:p>
          </table:table-cell>
          <table:table-cell office:value-type="float" office:value="2591790" calcext:value-type="float">
            <text:p>2591790</text:p>
          </table:table-cell>
          <table:table-cell office:value-type="float" office:value="3461460" calcext:value-type="float">
            <text:p>3461460</text:p>
          </table:table-cell>
          <table:table-cell office:value-type="float" office:value="3465130" calcext:value-type="float">
            <text:p>34651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00330" calcext:value-type="float">
            <text:p>3900330</text:p>
          </table:table-cell>
          <table:table-cell office:value-type="float" office:value="3890430" calcext:value-type="float">
            <text:p>3890430</text:p>
          </table:table-cell>
          <table:table-cell office:value-type="float" office:value="3547920" calcext:value-type="float">
            <text:p>3547920</text:p>
          </table:table-cell>
          <table:table-cell office:value-type="float" office:value="2868150" calcext:value-type="float">
            <text:p>2868150</text:p>
          </table:table-cell>
          <table:table-cell office:value-type="float" office:value="3870950" calcext:value-type="float">
            <text:p>3870950</text:p>
          </table:table-cell>
          <table:table-cell office:value-type="float" office:value="3866000" calcext:value-type="float">
            <text:p>3866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089040" calcext:value-type="float">
            <text:p>4089040</text:p>
          </table:table-cell>
          <table:table-cell office:value-type="float" office:value="4061310" calcext:value-type="float">
            <text:p>4061310</text:p>
          </table:table-cell>
          <table:table-cell office:value-type="float" office:value="3662730" calcext:value-type="float">
            <text:p>3662730</text:p>
          </table:table-cell>
          <table:table-cell office:value-type="float" office:value="3149160" calcext:value-type="float">
            <text:p>3149160</text:p>
          </table:table-cell>
          <table:table-cell office:value-type="float" office:value="4088720" calcext:value-type="float">
            <text:p>4088720</text:p>
          </table:table-cell>
          <table:table-cell office:value-type="float" office:value="4047510" calcext:value-type="float">
            <text:p>4047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52:41.569058569</dc:date>
    <dc:creator>andrew </dc:creator>
    <meta:editing-duration>PT1M22S</meta:editing-duration>
    <meta:editing-cycles>1</meta:editing-cycles>
    <meta:document-statistic meta:table-count="1" meta:cell-count="13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48cm" svg:height="9.006cm" xlink:href=".." xlink:type="simple" chart:class="chart:scatter" chart:style-name="ch1">
        <chart:legend chart:legend-position="end" svg:x="23.204cm" svg:y="2.959cm" style:legend-expansion="high" chart:style-name="ch2"/>
        <chart:plot-area chart:style-name="ch3" table:cell-range-address="'set-results'.A1:'set-results'.G19" chart:data-source-has-labels="row" svg:x="0.626cm" svg:y="0.18cm" svg:width="21.952cm" svg:height="8.646cm">
          <chartooo:coordinate-region svg:x="2.173cm" svg:y="0.379cm" svg:width="20.1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B2:'set-results'.B19" chart:label-cell-address="'set-results'.B1:'set-results'.B1" chart:class="chart:scatter">
            <chart:domain table:cell-range-address="'set-results'.A2:'set-results'.A19"/>
            <chart:data-point chart:repeated="18"/>
          </chart:series>
          <chart:series chart:style-name="ch7" chart:values-cell-range-address="'set-results'.C2:'set-results'.C19" chart:label-cell-address="'set-results'.C1:'set-results'.C1" chart:class="chart:scatter">
            <chart:data-point chart:repeated="18"/>
          </chart:series>
          <chart:series chart:style-name="ch8" chart:values-cell-range-address="'set-results'.D2:'set-results'.D19" chart:label-cell-address="'set-results'.D1:'set-results'.D1" chart:class="chart:scatter">
            <chart:data-point chart:repeated="18"/>
          </chart:series>
          <chart:series chart:style-name="ch9" chart:values-cell-range-address="'set-results'.E2:'set-results'.E19" chart:label-cell-address="'set-results'.E1:'set-results'.E1" chart:class="chart:scatter">
            <chart:data-point chart:repeated="18"/>
          </chart:series>
          <chart:series chart:style-name="ch10" chart:values-cell-range-address="'set-results'.F2:'set-results'.F19" chart:label-cell-address="'set-results'.F1:'set-results'.F1" chart:class="chart:scatter">
            <chart:data-point chart:repeated="18"/>
          </chart:series>
          <chart:series chart:style-name="ch11" chart:values-cell-range-address="'set-results'.G2:'set-results'.G19" chart:label-cell-address="'set-results'.G1:'set-results'.G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chael hash-table"</text:p>
                <draw:g>
                  <svg:desc>'set-results'.B1:'set-results'.B1</svg:desc>
                </draw:g>
              </table:table-cell>
              <table:table-cell office:value-type="string">
                <text:p>Michael hash-table with coarse locking lists"</text:p>
                <draw:g>
                  <svg:desc>'set-results'.C1:'set-results'.C1</svg:desc>
                </draw:g>
              </table:table-cell>
              <table:table-cell office:value-type="string">
                <text:p>std::unordered_set with mutex"</text:p>
                <draw:g>
                  <svg:desc>'set-results'.D1:'set-results'.D1</svg:desc>
                </draw:g>
              </table:table-cell>
              <table:table-cell office:value-type="string">
                <text:p>std::unordered_set with spin-lock"</text:p>
                <draw:g>
                  <svg:desc>'set-results'.E1:'set-results'.E1</svg:desc>
                </draw:g>
              </table:table-cell>
              <table:table-cell office:value-type="string">
                <text:p>tbb::concurent_hash_map"</text:p>
                <draw:g>
                  <svg:desc>'set-results'.F1:'set-results'.F1</svg:desc>
                </draw:g>
              </table:table-cell>
              <table:table-cell office:value-type="string">
                <text:p>cds::michael_set"</text:p>
                <draw:g>
                  <svg:desc>'set-results'.G1:'set-resul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19</svg:desc>
                </draw:g>
              </table:table-cell>
              <table:table-cell office:value-type="float" office:value="24493">
                <text:p>24493</text:p>
                <draw:g>
                  <svg:desc>'set-results'.B2:'set-results'.B19</svg:desc>
                </draw:g>
              </table:table-cell>
              <table:table-cell office:value-type="float" office:value="24508">
                <text:p>24508</text:p>
                <draw:g>
                  <svg:desc>'set-results'.C2:'set-results'.C19</svg:desc>
                </draw:g>
              </table:table-cell>
              <table:table-cell office:value-type="float" office:value="24557">
                <text:p>24557</text:p>
                <draw:g>
                  <svg:desc>'set-results'.D2:'set-results'.D19</svg:desc>
                </draw:g>
              </table:table-cell>
              <table:table-cell office:value-type="float" office:value="24644">
                <text:p>24644</text:p>
                <draw:g>
                  <svg:desc>'set-results'.E2:'set-results'.E19</svg:desc>
                </draw:g>
              </table:table-cell>
              <table:table-cell office:value-type="float" office:value="24530">
                <text:p>24530</text:p>
                <draw:g>
                  <svg:desc>'set-results'.F2:'set-results'.F19</svg:desc>
                </draw:g>
              </table:table-cell>
              <table:table-cell office:value-type="float" office:value="24467">
                <text:p>24467</text:p>
                <draw:g>
                  <svg:desc>'set-results'.G2:'set-results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2066">
                <text:p>122066</text:p>
              </table:table-cell>
              <table:table-cell office:value-type="float" office:value="121951">
                <text:p>121951</text:p>
              </table:table-cell>
              <table:table-cell office:value-type="float" office:value="122112">
                <text:p>122112</text:p>
              </table:table-cell>
              <table:table-cell office:value-type="float" office:value="121850">
                <text:p>121850</text:p>
              </table:table-cell>
              <table:table-cell office:value-type="float" office:value="122072">
                <text:p>122072</text:p>
              </table:table-cell>
              <table:table-cell office:value-type="float" office:value="121957">
                <text:p>121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18410">
                <text:p>218410</text:p>
              </table:table-cell>
              <table:table-cell office:value-type="float" office:value="218562">
                <text:p>218562</text:p>
              </table:table-cell>
              <table:table-cell office:value-type="float" office:value="218820">
                <text:p>218820</text:p>
              </table:table-cell>
              <table:table-cell office:value-type="float" office:value="216806">
                <text:p>216806</text:p>
              </table:table-cell>
              <table:table-cell office:value-type="float" office:value="218348">
                <text:p>218348</text:p>
              </table:table-cell>
              <table:table-cell office:value-type="float" office:value="225314">
                <text:p>225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22875">
                <text:p>322875</text:p>
              </table:table-cell>
              <table:table-cell office:value-type="float" office:value="346023">
                <text:p>346023</text:p>
              </table:table-cell>
              <table:table-cell office:value-type="float" office:value="339665">
                <text:p>339665</text:p>
              </table:table-cell>
              <table:table-cell office:value-type="float" office:value="332905">
                <text:p>332905</text:p>
              </table:table-cell>
              <table:table-cell office:value-type="float" office:value="336377">
                <text:p>336377</text:p>
              </table:table-cell>
              <table:table-cell office:value-type="float" office:value="329532">
                <text:p>329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58776">
                <text:p>458776</text:p>
              </table:table-cell>
              <table:table-cell office:value-type="float" office:value="434918">
                <text:p>434918</text:p>
              </table:table-cell>
              <table:table-cell office:value-type="float" office:value="438566">
                <text:p>438566</text:p>
              </table:table-cell>
              <table:table-cell office:value-type="float" office:value="425584">
                <text:p>425584</text:p>
              </table:table-cell>
              <table:table-cell office:value-type="float" office:value="448269">
                <text:p>448269</text:p>
              </table:table-cell>
              <table:table-cell office:value-type="float" office:value="437366">
                <text:p>437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564968">
                <text:p>564968</text:p>
              </table:table-cell>
              <table:table-cell office:value-type="float" office:value="566544">
                <text:p>566544</text:p>
              </table:table-cell>
              <table:table-cell office:value-type="float" office:value="565725">
                <text:p>565725</text:p>
              </table:table-cell>
              <table:table-cell office:value-type="float" office:value="523855">
                <text:p>523855</text:p>
              </table:table-cell>
              <table:table-cell office:value-type="float" office:value="565505">
                <text:p>565505</text:p>
              </table:table-cell>
              <table:table-cell office:value-type="float" office:value="564879">
                <text:p>564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98725">
                <text:p>698725</text:p>
              </table:table-cell>
              <table:table-cell office:value-type="float" office:value="700533">
                <text:p>700533</text:p>
              </table:table-cell>
              <table:table-cell office:value-type="float" office:value="695439">
                <text:p>695439</text:p>
              </table:table-cell>
              <table:table-cell office:value-type="float" office:value="632226">
                <text:p>632226</text:p>
              </table:table-cell>
              <table:table-cell office:value-type="float" office:value="698602">
                <text:p>698602</text:p>
              </table:table-cell>
              <table:table-cell office:value-type="float" office:value="691772">
                <text:p>69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834200">
                <text:p>834200</text:p>
              </table:table-cell>
              <table:table-cell office:value-type="float" office:value="845168">
                <text:p>845168</text:p>
              </table:table-cell>
              <table:table-cell office:value-type="float" office:value="837627">
                <text:p>837627</text:p>
              </table:table-cell>
              <table:table-cell office:value-type="float" office:value="747079">
                <text:p>747079</text:p>
              </table:table-cell>
              <table:table-cell office:value-type="float" office:value="835174">
                <text:p>835174</text:p>
              </table:table-cell>
              <table:table-cell office:value-type="float" office:value="834585">
                <text:p>834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972471">
                <text:p>972471</text:p>
              </table:table-cell>
              <table:table-cell office:value-type="float" office:value="977379">
                <text:p>977379</text:p>
              </table:table-cell>
              <table:table-cell office:value-type="float" office:value="976975">
                <text:p>976975</text:p>
              </table:table-cell>
              <table:table-cell office:value-type="float" office:value="854882">
                <text:p>854882</text:p>
              </table:table-cell>
              <table:table-cell office:value-type="float" office:value="974620">
                <text:p>974620</text:p>
              </table:table-cell>
              <table:table-cell office:value-type="float" office:value="980629">
                <text:p>980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462710">
                <text:p>1462710</text:p>
              </table:table-cell>
              <table:table-cell office:value-type="float" office:value="1463420">
                <text:p>1463420</text:p>
              </table:table-cell>
              <table:table-cell office:value-type="float" office:value="1434720">
                <text:p>1434720</text:p>
              </table:table-cell>
              <table:table-cell office:value-type="float" office:value="1214550">
                <text:p>1214550</text:p>
              </table:table-cell>
              <table:table-cell office:value-type="float" office:value="1466750">
                <text:p>1466750</text:p>
              </table:table-cell>
              <table:table-cell office:value-type="float" office:value="1460580">
                <text:p>1460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828900">
                <text:p>1828900</text:p>
              </table:table-cell>
              <table:table-cell office:value-type="float" office:value="1831280">
                <text:p>1831280</text:p>
              </table:table-cell>
              <table:table-cell office:value-type="float" office:value="1759440">
                <text:p>1759440</text:p>
              </table:table-cell>
              <table:table-cell office:value-type="float" office:value="1465640">
                <text:p>1465640</text:p>
              </table:table-cell>
              <table:table-cell office:value-type="float" office:value="1840600">
                <text:p>1840600</text:p>
              </table:table-cell>
              <table:table-cell office:value-type="float" office:value="1825500">
                <text:p>1825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2149230">
                <text:p>2149230</text:p>
              </table:table-cell>
              <table:table-cell office:value-type="float" office:value="2149800">
                <text:p>2149800</text:p>
              </table:table-cell>
              <table:table-cell office:value-type="float" office:value="2056340">
                <text:p>2056340</text:p>
              </table:table-cell>
              <table:table-cell office:value-type="float" office:value="1677660">
                <text:p>1677660</text:p>
              </table:table-cell>
              <table:table-cell office:value-type="float" office:value="2159920">
                <text:p>2159920</text:p>
              </table:table-cell>
              <table:table-cell office:value-type="float" office:value="2148370">
                <text:p>21483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2446970">
                <text:p>2446970</text:p>
              </table:table-cell>
              <table:table-cell office:value-type="float" office:value="2448960">
                <text:p>2448960</text:p>
              </table:table-cell>
              <table:table-cell office:value-type="float" office:value="2320950">
                <text:p>2320950</text:p>
              </table:table-cell>
              <table:table-cell office:value-type="float" office:value="1863560">
                <text:p>1863560</text:p>
              </table:table-cell>
              <table:table-cell office:value-type="float" office:value="2455840">
                <text:p>2455840</text:p>
              </table:table-cell>
              <table:table-cell office:value-type="float" office:value="2437460">
                <text:p>2437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">
                <text:p>113</text:p>
              </table:table-cell>
              <table:table-cell office:value-type="float" office:value="2727860">
                <text:p>2727860</text:p>
              </table:table-cell>
              <table:table-cell office:value-type="float" office:value="2718850">
                <text:p>2718850</text:p>
              </table:table-cell>
              <table:table-cell office:value-type="float" office:value="2574490">
                <text:p>2574490</text:p>
              </table:table-cell>
              <table:table-cell office:value-type="float" office:value="2066950">
                <text:p>2066950</text:p>
              </table:table-cell>
              <table:table-cell office:value-type="float" office:value="2729460">
                <text:p>2729460</text:p>
              </table:table-cell>
              <table:table-cell office:value-type="float" office:value="2713190">
                <text:p>27131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2986590">
                <text:p>2986590</text:p>
              </table:table-cell>
              <table:table-cell office:value-type="float" office:value="2981700">
                <text:p>2981700</text:p>
              </table:table-cell>
              <table:table-cell office:value-type="float" office:value="2828760">
                <text:p>2828760</text:p>
              </table:table-cell>
              <table:table-cell office:value-type="float" office:value="2277980">
                <text:p>2277980</text:p>
              </table:table-cell>
              <table:table-cell office:value-type="float" office:value="2984670">
                <text:p>2984670</text:p>
              </table:table-cell>
              <table:table-cell office:value-type="float" office:value="2969470">
                <text:p>2969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3464760">
                <text:p>3464760</text:p>
              </table:table-cell>
              <table:table-cell office:value-type="float" office:value="3456180">
                <text:p>3456180</text:p>
              </table:table-cell>
              <table:table-cell office:value-type="float" office:value="3313640">
                <text:p>3313640</text:p>
              </table:table-cell>
              <table:table-cell office:value-type="float" office:value="2591790">
                <text:p>2591790</text:p>
              </table:table-cell>
              <table:table-cell office:value-type="float" office:value="3461460">
                <text:p>3461460</text:p>
              </table:table-cell>
              <table:table-cell office:value-type="float" office:value="3465130">
                <text:p>3465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">
                <text:p>193</text:p>
              </table:table-cell>
              <table:table-cell office:value-type="float" office:value="3900330">
                <text:p>3900330</text:p>
              </table:table-cell>
              <table:table-cell office:value-type="float" office:value="3890430">
                <text:p>3890430</text:p>
              </table:table-cell>
              <table:table-cell office:value-type="float" office:value="3547920">
                <text:p>3547920</text:p>
              </table:table-cell>
              <table:table-cell office:value-type="float" office:value="2868150">
                <text:p>2868150</text:p>
              </table:table-cell>
              <table:table-cell office:value-type="float" office:value="3870950">
                <text:p>3870950</text:p>
              </table:table-cell>
              <table:table-cell office:value-type="float" office:value="3866000">
                <text:p>3866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">
                <text:p>225</text:p>
              </table:table-cell>
              <table:table-cell office:value-type="float" office:value="4089040">
                <text:p>4089040</text:p>
              </table:table-cell>
              <table:table-cell office:value-type="float" office:value="4061310">
                <text:p>4061310</text:p>
              </table:table-cell>
              <table:table-cell office:value-type="float" office:value="3662730">
                <text:p>3662730</text:p>
              </table:table-cell>
              <table:table-cell office:value-type="float" office:value="3149160">
                <text:p>3149160</text:p>
              </table:table-cell>
              <table:table-cell office:value-type="float" office:value="4088720">
                <text:p>4088720</text:p>
              </table:table-cell>
              <table:table-cell office:value-type="float" office:value="4047510">
                <text:p>40475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